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i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É-RELATÓRIO DE ELETRÔNICA 1</text:p>
      <text:p text:style-name="Subtitle">Laboratório 2 - Retificadores de Meia Onda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6 outu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Familiarizar-se com as aplicações básicas dos diodos de junção. Especificamente implementar e obter resultados experimentais do retificador de meia onda com e sem capacitor de saída.<text:line-break/></text:p>
      <text:h text:style-name="Heading_20_1" text:outline-level="1"><text:bookmark-start text:name="preparatório"/>2 PREPARATÓRIO<text:bookmark-end text:name="preparatório"/></text:h>
      <text:h text:style-name="Heading_20_2" text:outline-level="2"><text:bookmark-start text:name="retificador-de-meia-onda-sem-capacitor-na-saída"/>2.1 Retificador de meia onda sem capacitor na saída<text:bookmark-end text:name="retificador-de-meia-onda-sem-capacitor-na-saída"/></text:h>
      <text:list text:style-name="L1">
        <text:list-item>
          <text:p text:style-name="P1">Tensões de entrada e saída comparar com as simulações.<text:line-break/></text:p>
        </text:list-item>
        <text:list-item>
          <text:p text:style-name="P1">Cálculo da tensão média na saída.<text:line-break/></text:p>
        </text:list-item>
        <text:list-item>
          <text:p text:style-name="P1">Cálculo da potência média de deverá dissipar a resistência da saída nos casos:<text:line-break/></text:p>
        </text:list-item>
      </text:list>
      <text:list text:style-name="L2">
        <text:list-item>
          <text:p text:style-name="P2"><draw:frame draw:style-name="fr1" text:anchor-type="as-char"><draw:object xlink:href="Formula-0/" xlink:type="simple" xlink:show="embed" xlink:actuate="onLoad"/></draw:frame><text:line-break/></text:p>
        </text:list-item>
        <text:list-item>
          <text:p text:style-name="P2"><draw:frame draw:style-name="fr1" text:anchor-type="as-char"><draw:object xlink:href="Formula-2/" xlink:type="simple" xlink:show="embed" xlink:actuate="onLoad"/></draw:frame><text:line-break/></text:p>
        </text:list-item>
      </text:list>
      <text:list text:style-name="L3">
        <text:list-item>
          <text:p text:style-name="P3">Qual é a tensão de pico inversa (PIV) suportada pelo diodo 1N4148, indicada pelo fabricante?<text:line-break/></text:p>
        </text:list-item>
      </text:list>
      <text:p text:style-name="First_20_paragraph">A tensão de pico inversa do diodo (PIV ou PRV - Peak Reverse Voltage) é de grande importância nos projetos de retificação. Esta é a tensão máxima nominal do diodo que não deve ser ultrapassada na região de polarização reversa.<text:line-break/></text:p>
      <text:p text:style-name="Text_20_body">Segundo o fabricante (Anexo 1) a tensão de pico inversa (PIV ou PRV) do diodo 1N4148 é de <draw:frame draw:style-name="fr1" text:anchor-type="as-char"><draw:object xlink:href="Formula-4/" xlink:type="simple" xlink:show="embed" xlink:actuate="onLoad"/></draw:frame>.<text:line-break/></text:p>
      <text:p text:style-name="Pagebreak"/>
      <text:h text:style-name="Heading_20_2" text:outline-level="2"><text:bookmark-start text:name="retificador-de-meia-onda-com-capacitor-na-saída"/>2.2 Retificador de meia onda com capacitor na saída<text:bookmark-end text:name="retificador-de-meia-onda-com-capacitor-na-saída"/></text:h>
      <text:list text:style-name="L4">
        <text:list-item>
          <text:p text:style-name="P4">Pesquisar como aproximar e calcular o valor de tensão pico-a-pico da ondulação (<text:span text:style-name="T1">Ripple</text:span>), em função de:<text:line-break/></text:p>
        </text:list-item>
      </text:list>
      <text:list text:style-name="L5">
        <text:list-item>
          <text:p text:style-name="P5">Tensão de pico de entrada (<draw:frame draw:style-name="fr1" text:anchor-type="as-char"><draw:object xlink:href="Formula-6/" xlink:type="simple" xlink:show="embed" xlink:actuate="onLoad"/></draw:frame>);<text:line-break/></text:p>
        </text:list-item>
        <text:list-item>
          <text:p text:style-name="P5">Resistencia de saída(<draw:frame draw:style-name="fr1" text:anchor-type="as-char"><draw:object xlink:href="Formula-8/" xlink:type="simple" xlink:show="embed" xlink:actuate="onLoad"/></draw:frame>);<text:line-break/></text:p>
        </text:list-item>
        <text:list-item>
          <text:p text:style-name="P5">Capacitor de saída(<draw:frame draw:style-name="fr1" text:anchor-type="as-char"><draw:object xlink:href="Formula-10/" xlink:type="simple" xlink:show="embed" xlink:actuate="onLoad"/></draw:frame>).<text:line-break/></text:p>
        </text:list-item>
      </text:list>
      <text:list text:style-name="L6">
        <text:list-item>
          <text:p text:style-name="P6">Cálculo o valor númerico da ondulação de pico-a-pico, nos casos <draw:frame draw:style-name="fr1" text:anchor-type="as-char"><draw:object xlink:href="Formula-12/" xlink:type="simple" xlink:show="embed" xlink:actuate="onLoad"/></draw:frame> e <draw:frame draw:style-name="fr1" text:anchor-type="as-char"><draw:object xlink:href="Formula-14/" xlink:type="simple" xlink:show="embed" xlink:actuate="onLoad"/></draw:frame>. Comparar com os valores simulados no <text:span text:style-name="T1">LTSpice</text:span>.<text:line-break/></text:p>
        </text:list-item>
      </text:list>
      <text:p text:style-name="Pagebreak"/>
      <text:h text:style-name="Heading_20_1" text:outline-level="1"><text:bookmark-start text:name="bibliografia"/>3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-RELATÓRIO DE ELETRÔNICA 1</dc:title>
    <dc:description/>
    <dc:subject/>
    <meta:keyword/>
    <meta:initial-creator>Franciellen Thurler Freire Allemão; Sergio Pedro Rodrigues Oliveira; Victor Hugo Queiroz</meta:initial-creator>
    <dc:creator>Franciellen Thurler Freire Allemão; Sergio Pedro Rodrigues Oliveira; Victor Hugo Queiroz</dc:creator>
    <meta:creation-date>2023-10-26T14:24:58Z</meta:creation-date>
    <dc:date>2023-10-26T14:24:58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6 outubro 2023</meta:user-defined>
    <meta:user-defined meta:name="header-includes" meta:value-type="string"/>
    <meta:user-defined meta:name="output" meta:value-type="string"/>
    <meta:user-defined meta:name="subtitle" meta:value-type="string">Laboratório 2 - Retificadores de Meia Onda</meta:user-defined>
  </office:meta>
</office:document-meta>
</file>

<file path=Formula-0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10/content.xml><?xml version="1.0" encoding="utf-8"?>
<math xmlns="http://www.w3.org/1998/Math/MathML" display="inline">
  <msub>
    <mi>C</mi>
    <mi>L</mi>
  </msub>
</math>
</file>

<file path=Formula-12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14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2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4/content.xml><?xml version="1.0" encoding="utf-8"?>
<math xmlns="http://www.w3.org/1998/Math/MathML" display="inline">
  <mrow>
    <mn>100</mn>
    <mi>V</mi>
  </mrow>
</math>
</file>

<file path=Formula-6/content.xml><?xml version="1.0" encoding="utf-8"?>
<math xmlns="http://www.w3.org/1998/Math/MathML" display="inline">
  <msub>
    <mi>V</mi>
    <mi>m</mi>
  </msub>
</math>
</file>

<file path=Formula-8/content.xml><?xml version="1.0" encoding="utf-8"?>
<math xmlns="http://www.w3.org/1998/Math/MathML" display="inline">
  <msub>
    <mi>R</mi>
    <mi>L</mi>
  </msub>
</math>
</file>